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Standard">
      <style:text-properties style:font-name="Liberation Sans" fo:font-size="12pt" fo:font-style="italic" officeooo:rsid="05fe4687" officeooo:paragraph-rsid="0fb5d4dc" style:font-size-asian="12pt" style:font-style-asian="italic" style:font-size-complex="12pt" style:font-style-complex="italic"/>
    </style:style>
    <style:style style:name="P24" style:family="paragraph" style:parent-style-name="Footnote">
      <style:text-properties style:font-name="Liberation Sans" officeooo:rsid="043ccc66" officeooo:paragraph-rsid="0e849f1d"/>
    </style:style>
    <style:style style:name="P25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fa3e262" style:font-size-asian="10pt" style:font-size-complex="10pt"/>
    </style:style>
    <style:style style:name="P27" style:family="paragraph" style:parent-style-name="Footnote">
      <style:text-properties style:font-name="Liberation Sans" officeooo:paragraph-rsid="0f99f892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99a1a9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text-properties officeooo:paragraph-rsid="0c8b5238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c50ec9"/>
    </style:style>
    <style:style style:name="P56" style:family="paragraph" style:parent-style-name="Standard">
      <style:text-properties officeooo:paragraph-rsid="0cc5fe5b"/>
    </style:style>
    <style:style style:name="P57" style:family="paragraph" style:parent-style-name="Standard">
      <style:text-properties officeooo:paragraph-rsid="0ce3fa52"/>
    </style:style>
    <style:style style:name="P58" style:family="paragraph" style:parent-style-name="Standard">
      <style:text-properties officeooo:paragraph-rsid="0d09f881"/>
    </style:style>
    <style:style style:name="P59" style:family="paragraph" style:parent-style-name="Standard">
      <style:text-properties officeooo:paragraph-rsid="0d1ec96e"/>
    </style:style>
    <style:style style:name="P60" style:family="paragraph" style:parent-style-name="Standard">
      <style:text-properties officeooo:paragraph-rsid="0d5d07c4"/>
    </style:style>
    <style:style style:name="P61" style:family="paragraph" style:parent-style-name="Standard">
      <style:text-properties officeooo:paragraph-rsid="0d8c21b9"/>
    </style:style>
    <style:style style:name="P62" style:family="paragraph" style:parent-style-name="Standard">
      <style:text-properties officeooo:paragraph-rsid="0d72706e"/>
    </style:style>
    <style:style style:name="P63" style:family="paragraph" style:parent-style-name="Standard">
      <style:text-properties officeooo:paragraph-rsid="0dbec325"/>
    </style:style>
    <style:style style:name="P64" style:family="paragraph" style:parent-style-name="Standard">
      <style:text-properties officeooo:paragraph-rsid="0e03342d"/>
    </style:style>
    <style:style style:name="P65" style:family="paragraph" style:parent-style-name="Standard">
      <style:text-properties officeooo:paragraph-rsid="0e0463fc"/>
    </style:style>
    <style:style style:name="P66" style:family="paragraph" style:parent-style-name="Standard">
      <style:text-properties officeooo:paragraph-rsid="0e0bda5c"/>
    </style:style>
    <style:style style:name="P67" style:family="paragraph" style:parent-style-name="Standard">
      <style:text-properties officeooo:paragraph-rsid="0e2a40f4"/>
    </style:style>
    <style:style style:name="P68" style:family="paragraph" style:parent-style-name="Standard">
      <style:text-properties officeooo:paragraph-rsid="0e38fc62"/>
    </style:style>
    <style:style style:name="P69" style:family="paragraph" style:parent-style-name="Standard">
      <style:text-properties officeooo:paragraph-rsid="0e61c509"/>
    </style:style>
    <style:style style:name="P70" style:family="paragraph" style:parent-style-name="Standard">
      <style:text-properties officeooo:paragraph-rsid="0e671814"/>
    </style:style>
    <style:style style:name="P71" style:family="paragraph" style:parent-style-name="Standard">
      <style:text-properties officeooo:paragraph-rsid="0e82f1b0"/>
    </style:style>
    <style:style style:name="P72" style:family="paragraph" style:parent-style-name="Standard">
      <style:text-properties officeooo:paragraph-rsid="0e8aa5aa"/>
    </style:style>
    <style:style style:name="P73" style:family="paragraph" style:parent-style-name="Standard">
      <style:text-properties officeooo:rsid="0e8aa5aa" officeooo:paragraph-rsid="0e8aa5aa"/>
    </style:style>
    <style:style style:name="P74" style:family="paragraph" style:parent-style-name="Footnote">
      <style:text-properties officeooo:rsid="043ccc66" officeooo:paragraph-rsid="0e849f1d"/>
    </style:style>
    <style:style style:name="P7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6" style:family="paragraph" style:parent-style-name="Standard">
      <style:text-properties officeooo:paragraph-rsid="0ecd4bf5"/>
    </style:style>
    <style:style style:name="P77" style:family="paragraph" style:parent-style-name="Footnote">
      <style:text-properties officeooo:paragraph-rsid="0f025efd"/>
    </style:style>
    <style:style style:name="P78" style:family="paragraph" style:parent-style-name="Standard">
      <style:text-properties officeooo:paragraph-rsid="0f0649dd"/>
    </style:style>
    <style:style style:name="P79" style:family="paragraph" style:parent-style-name="Footnote">
      <style:text-properties officeooo:paragraph-rsid="0f140c00"/>
    </style:style>
    <style:style style:name="P80" style:family="paragraph" style:parent-style-name="Standard">
      <style:text-properties officeooo:paragraph-rsid="0f2db54e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2" style:family="paragraph" style:parent-style-name="Standard">
      <style:text-properties officeooo:paragraph-rsid="0f466349"/>
    </style:style>
    <style:style style:name="P83" style:family="paragraph" style:parent-style-name="Footnote">
      <style:text-properties officeooo:paragraph-rsid="0f12f362"/>
    </style:style>
    <style:style style:name="P84" style:family="paragraph" style:parent-style-name="Standard">
      <style:text-properties officeooo:paragraph-rsid="0f66ac77"/>
    </style:style>
    <style:style style:name="P85" style:family="paragraph" style:parent-style-name="Footnote">
      <style:text-properties officeooo:paragraph-rsid="0f051f9f"/>
    </style:style>
    <style:style style:name="P86" style:family="paragraph" style:parent-style-name="Footnote">
      <style:text-properties officeooo:paragraph-rsid="0f8706e5"/>
    </style:style>
    <style:style style:name="P87" style:family="paragraph" style:parent-style-name="Standard">
      <style:text-properties officeooo:paragraph-rsid="0f99f892"/>
    </style:style>
    <style:style style:name="P88" style:family="paragraph" style:parent-style-name="Standard">
      <style:text-properties officeooo:paragraph-rsid="0fad1a3f"/>
    </style:style>
    <style:style style:name="P89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fo:font-size="10pt" officeooo:rsid="0db4d737" style:font-size-asian="10pt" style:font-size-complex="10pt"/>
    </style:style>
    <style:style style:name="T21" style:family="text">
      <style:text-properties style:font-name="Liberation Sans" fo:font-size="10pt" officeooo:rsid="0db5d4ba" style:font-size-asian="10pt" style:font-size-complex="10pt"/>
    </style:style>
    <style:style style:name="T22" style:family="text">
      <style:text-properties style:font-name="Liberation Sans" fo:font-size="10pt" officeooo:rsid="0f856ad1" style:font-size-asian="10pt" style:font-size-complex="10pt"/>
    </style:style>
    <style:style style:name="T23" style:family="text">
      <style:text-properties style:font-name="Liberation Sans" officeooo:rsid="0f1e3d19"/>
    </style:style>
    <style:style style:name="T24" style:family="text">
      <style:text-properties style:font-name="Liberation Sans" officeooo:rsid="0f19e10f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8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69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5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1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2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3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4" style:family="text">
      <style:text-properties fo:color="#000000" loext:opacity="100%" style:font-name="Liberation Sans" fo:font-size="12pt" style:font-size-asian="12pt" style:font-size-complex="12pt"/>
    </style:style>
    <style:style style:name="T28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6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7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color="#000000" loext:opacity="100%" fo:font-size="10pt" fo:language="nl" fo:country="NL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4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5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6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officeooo:rsid="047da547"/>
    </style:style>
    <style:style style:name="T31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1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2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3" style:family="text">
      <style:text-properties style:use-window-font-color="true" loext:opacity="0%" style:font-name="Liberation Sans" fo:font-size="12pt" style:font-size-asian="12pt" style:font-size-complex="12pt"/>
    </style:style>
    <style:style style:name="T334" style:family="text">
      <style:text-properties style:use-window-font-color="true" loext:opacity="0%" style:font-name="Liberation Sans" officeooo:rsid="0efd8e5c"/>
    </style:style>
    <style:style style:name="T335" style:family="text">
      <style:text-properties officeooo:rsid="04473353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officeooo:rsid="0aace3cd"/>
    </style:style>
    <style:style style:name="T338" style:family="text">
      <style:text-properties fo:font-size="10pt" style:font-size-asian="10pt" style:font-size-complex="10pt"/>
    </style:style>
    <style:style style:name="T33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3" style:family="text">
      <style:text-properties officeooo:rsid="0eef9ccc"/>
    </style:style>
    <style:style style:name="T344" style:family="text">
      <style:text-properties officeooo:rsid="0e80285f"/>
    </style:style>
    <style:style style:name="T345" style:family="text">
      <style:text-properties officeooo:rsid="0e838e2a"/>
    </style:style>
    <style:style style:name="T346" style:family="text">
      <style:text-properties officeooo:rsid="0e83c34e"/>
    </style:style>
    <style:style style:name="T347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fo:color="#808080" loext:opacity="10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0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1" style:family="text">
      <style:text-properties fo:color="#808080" loext:opacity="10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52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4" style:family="text">
      <style:text-properties fo:color="#808080" loext:opacity="10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55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fo:color="#808080" loext:opacity="10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fo:color="#808080" loext:opacity="10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9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0" style:family="text">
      <style:text-properties fo:color="#80808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1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fo:color="#808080" loext:opacity="100%" style:font-name="Liberation Sans" fo:font-size="12pt" style:font-size-asian="12pt" style:font-size-complex="12pt"/>
    </style:style>
    <style:style style:name="T363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4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7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72" style:family="text">
      <style:text-properties officeooo:rsid="0f82bd44"/>
    </style:style>
    <style:style style:name="T373" style:family="text">
      <style:text-properties officeooo:rsid="0f0ca65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89"><text:span text:style-name="T243">C</text:span><text:span text:style-name="T242">hecklist voor </text:span><text:span text:style-name="T244">de installatie</text:span><text:span text:style-name="T242"> van </text:span><text:span text:style-name="T242"><text:user-field-get text:name="Distro">Debian</text:user-field-get></text:span><text:span text:style-name="T245"><text:s/></text:span><text:span text:style-name="T245"><text:user-field-get text:name="Version">11</text:user-field-get></text:span><text:span text:style-name="Strong_20_Emphasis"><text:span text:style-name="T279"><text:s/></text:span></text:span><text:span text:style-name="Strong_20_Emphasis"><text:span text:style-name="T280">LTS</text:span></text:span><text:span text:style-name="T246"><text:note text:id="ftn1" text:note-class="footnote"><text:note-citation>1</text:note-citation><text:note-body><text:p text:style-name="P27"><text:span text:style-name="T287">LTS</text:span><text:span text:style-name="T295"> </text:span><text:span text:style-name="T296">staat voor</text:span><text:span text:style-name="T297"> </text:span><text:span text:style-name="T287">Long-Term Support, langetermijnondersteuning, </text:span><text:span text:style-name="T298">en </text:span><text:span text:style-name="T300">d</text:span><text:span text:style-name="T298">eze </text:span><text:span text:style-name="T303"><text:user-field-get text:name="Distro">Debian</text:user-field-get></text:span><text:span text:style-name="T304"><text:s/></text:span><text:span text:style-name="T304"><text:user-field-get text:name="Version">11</text:user-field-get></text:span><text:span text:style-name="Strong_20_Emphasis"><text:span text:style-name="T281"><text:s/></text:span></text:span><text:span text:style-name="T298">LTS </text:span><text:span text:style-name="T301">(codenaam </text:span><text:span text:style-name="T302">B</text:span><text:span text:style-name="T301">ullseye) </text:span><text:span text:style-name="T296">van</text:span><text:span text:style-name="T299"> </text:span><text:span text:style-name="T292">augustus </text:span><text:span text:style-name="Strong_20_Emphasis"><text:span text:style-name="T185"><text:user-field-get style:data-style-name="N0" text:name="Releaseyear">2021</text:user-field-get></text:span></text:span><text:span text:style-name="T292"><text:s/></text:span><text:span text:style-name="T287">wordt </text:span><text:span text:style-name="T293">vijf</text:span><text:span text:style-name="T287"> jaar onder</text:span><text:span text:style-name="T299">houden</text:span><text:span text:style-name="T294"> </text:span><text:span text:style-name="T287">tot </text:span><text:span text:style-name="T292">augustus</text:span><text:span text:style-name="T288"> </text:span><text:span text:style-name="T287">202</text:span><text:span text:style-name="T289">6</text:span><text:span text:style-name="T290">.</text:span></text:p></text:note-body></text:note></text:span><text:span text:style-name="T247"> </text:span><text:span text:style-name="T247"><text:user-field-get text:name="Edition">desktop</text:user-field-get></text:span><text:span text:style-name="T248">.</text:span></text:p>
      <text:p text:style-name="P4"/>
      <text:p text:style-name="P80"><text:span text:style-name="T38">Kijk op</text:span><text:span text:style-name="T272"> </text:span><text:a xlink:type="simple" xlink:href="https://karelzimmer.nl/" text:style-name="Internet_20_link" text:visited-style-name="Visited_20_Internet_20_Link"><text:span text:style-name="T8">karelzimmer.nl</text:span></text:a><text:span text:style-name="T272"> </text:span><text:span text:style-name="T307">voor</text:span><text:span text:style-name="T308"> </text:span><text:span text:style-name="T309">deze en andere </text:span><text:span text:style-name="T310">Linux documenten</text:span><text:span text:style-name="T39">, scripts, </text:span><text:span text:style-name="T40">en informatie</text:span><text:span text:style-name="T39">.</text:span></text:p>
      <text:p text:style-name="P4"/>
      <text:p text:style-name="P23"><text:span text:style-name="T30">D</text:span><text:span text:style-name="T29">it is een invulbare PD</text:span><text:span text:style-name="T31">F</text:span><text:span text:style-name="T29"> met </text:span><text:span text:style-name="Strong_20_Emphasis"><text:span text:style-name="T107">tekst</text:span></text:span><text:span text:style-name="T29">- en</text:span><text:span text:style-name="Strong_20_Emphasis"><text:span text:style-name="T106"> </text:span></text:span><text:span text:style-name="Strong_20_Emphasis"><text:span text:style-name="T111"><draw:control text:anchor-type="as-char" draw:z-index="21" draw:name="Vorm3_ 2" draw:style-name="gr1" draw:text-style-name="P95" svg:width="0.35cm" svg:height="0.35cm" draw:control="control22"/></text:span></text:span><text:span text:style-name="T29"><text:s/>keuzevakken; </text:span><text:span text:style-name="T32">a</text:span><text:span text:style-name="T29">fdrukken is niet noodzakelijk.</text:span></text:p>
      <text:p text:style-name="P36"/>
      <text:p text:style-name="P43"><text:span text:style-name="T23">Vul </text:span><text:span text:style-name="T24">achter</text:span><text:span text:style-name="T17"> de </text:span><text:span text:style-name="Definition"><text:span text:style-name="T373">ONDERSTREEPTE</text:span></text:span><text:span text:style-name="T1"> </text:span><text:span text:style-name="T18">woorden</text:span><text:span text:style-name="T17"> het</text:span><text:span text:style-name="Strong_20_Emphasis"><text:span text:style-name="T371"> </text:span></text:span><text:span text:style-name="Strong_20_Emphasis"><text:span text:style-name="T370">tekstvak</text:span></text:span><text:span text:style-name="T18"> </text:span><text:span text:style-name="T23">in,</text:span><text:span text:style-name="T18"> </text:span><text:span text:style-name="T311">zie </text:span><text:span text:style-name="T334">[</text:span><text:span text:style-name="T311">toelichting</text:span><text:span text:style-name="T334">]</text:span><text:span text:style-name="T18">:</text:span></text:p>
      <text:p text:style-name="P34"><text:span text:style-name="Definition"><text:span text:style-name="T313">g</text:span></text:span><text:span text:style-name="Definition"><text:span text:style-name="T312">ebruiker</text:span></text:span><text:span text:style-name="T315"><text:tab/><text:tab/></text:span><text:span text:style-name="T333"> <text:tab/><text:tab/></text:span><draw:control text:anchor-type="as-char" svg:y="-0.429cm" draw:z-index="8" draw:name="Gebruiker" draw:style-name="gr2" draw:text-style-name="P96" svg:width="6.002cm" svg:height="0.6cm" draw:control="control9"><svg:title>Gebruiker</svg:title><svg:desc>Volledige naam, bijv. Jan Stek</svg:desc></draw:control><text:span text:style-name="T316"><text:tab/></text:span><text:span text:style-name="T317">[</text:span><text:span text:style-name="T314">volledige naam, bijv. </text:span><text:span text:style-name="T330">J</text:span><text:span text:style-name="T331">a</text:span><text:span text:style-name="T330">n </text:span><text:span text:style-name="T331">Jansen</text:span><text:span text:style-name="T332">]</text:span></text:p>
      <text:p text:style-name="Standard"><text:span text:style-name="Definition"><text:span text:style-name="T313">g</text:span></text:span><text:span text:style-name="Definition">ebruikersnaam</text:span><text:span text:style-name="T312"><text:tab/></text:span><text:span text:style-name="T312"><draw:control text:anchor-type="as-char" svg:y="-0.429cm" draw:z-index="9" draw:name="Gberuikersnaam" draw:style-name="gr2" draw:text-style-name="P96" svg:width="6.002cm" svg:height="0.6cm" draw:control="control10"><svg:title>Gebruikersnaam</svg:title><svg:desc>Korte naam, bijv. jan</svg:desc></draw:control></text:span><text:span text:style-name="T312"><text:tab/></text:span><text:span text:style-name="T10">[</text:span><text:span text:style-name="T9">korte naam, bijv. </text:span><text:span text:style-name="T269">j</text:span><text:span text:style-name="T270">a</text:span><text:span text:style-name="T269">n</text:span><text:span text:style-name="T271">]</text:span></text:p>
      <text:p text:style-name="P29"><text:span text:style-name="Definition"><text:span text:style-name="T319">c</text:span></text:span><text:span text:style-name="Definition">omputernaam</text:span><text:span text:style-name="T318"><text:tab/><text:tab/></text:span><text:span text:style-name="T316"><draw:control text:anchor-type="as-char" svg:y="-0.429cm" draw:z-index="10" draw:name="Computernaam" draw:style-name="gr2" draw:text-style-name="P96" svg:width="6.002cm" svg:height="0.6cm" draw:control="control11"><svg:title>Computernaam</svg:title><svg:desc>Unieke naam van de computer</svg:desc></draw:control></text:span><text:span text:style-name="T316"><text:tab/></text:span><text:span text:style-name="T327">[</text:span><text:span text:style-name="T323">naam van de compute</text:span><text:span text:style-name="T324">r, </text:span><text:span text:style-name="T325">bijv. p</text:span><text:span text:style-name="T326">c02</text:span><text:span text:style-name="T327">]</text:span></text:p>
      <text:p text:style-name="P29"><text:span text:style-name="Definition"><text:span text:style-name="T313">o</text:span></text:span><text:span text:style-name="Definition"><text:span text:style-name="T312">pstartmenu</text:span></text:span><text:span text:style-name="T316"><text:tab/><text:tab/><text:tab/></text:span><text:span text:style-name="T316"><draw:control text:anchor-type="as-char" svg:y="-0.429cm" draw:z-index="11" draw:name="Opstartmenu" draw:style-name="gr2" draw:text-style-name="P96" svg:width="6.002cm" svg:height="0.6cm" draw:control="control12"><svg:title>Opstartmenu</svg:title><svg:desc>Toets voor het opstartmenu ("bootmenu")</svg:desc></draw:control></text:span><text:span text:style-name="T316"><text:tab/></text:span><text:span text:style-name="T327">[</text:span><text:span text:style-name="T323">to</text:span><text:span text:style-name="T328">ets voor het opstartmedium</text:span><text:span text:style-name="T329">]</text:span></text:p>
      <text:p text:style-name="P33"><text:span text:style-name="Definition"><text:span text:style-name="T320">i</text:span></text:span><text:span text:style-name="Definition"><text:span text:style-name="T321">nstellingen</text:span></text:span><text:span text:style-name="T322"><text:tab/> <text:tab/><text:tab/></text:span><text:span text:style-name="T322"><draw:control text:anchor-type="as-char" svg:y="-0.429cm" draw:z-index="7" draw:name="Instellingen" draw:style-name="gr2" draw:text-style-name="P96" svg:width="6.002cm" svg:height="0.6cm" draw:control="control8"><svg:title>Instellingen</svg:title><svg:desc>Toets voor het BIOS/UEFI-scherm ("setup")</svg:desc></draw:control></text:span><text:span text:style-name="T322"><text:tab/></text:span><text:span text:style-name="T327">[</text:span><text:span text:style-name="T323">toets voor het UEFI-BIOS-scherm</text:span><text:span text:style-name="T327">]</text:span></text:p>
      <text:p text:style-name="P31"><text:span text:style-name="Definition"><text:span text:style-name="T356">g</text:span></text:span><text:span text:style-name="Definition"><text:span text:style-name="T355">ebruiker</text:span></text:span><text:span text:style-name="Definition"><text:span text:style-name="T357">2</text:span></text:span><text:span text:style-name="T361"><text:tab/></text:span><text:span text:style-name="T362"> <text:tab/><text:tab/></text:span><text:span text:style-name="T347"><draw:control text:anchor-type="as-char" svg:y="-0.429cm" draw:z-index="18" draw:name="Gebruiker 1" draw:style-name="gr2" draw:text-style-name="P96" svg:width="6.002cm" svg:height="0.6cm" draw:control="control19"><svg:title>Gebruiker</svg:title><svg:desc>Volledige naam, bijv. Jan Stek</svg:desc></draw:control></text:span><text:span text:style-name="T347"><text:tab/></text:span><text:span text:style-name="T348">[</text:span><text:span text:style-name="T349">volledige naam </text:span><text:span text:style-name="T350">evt. 2</text:span><text:span text:style-name="T363">e</text:span><text:span text:style-name="T350"> gebruiker</text:span><text:span text:style-name="T351">]</text:span></text:p>
      <text:p text:style-name="P76"><text:span text:style-name="Definition"><text:span text:style-name="T356">g</text:span></text:span><text:span text:style-name="Definition"><text:span text:style-name="T355">ebruikersnaam</text:span></text:span><text:span text:style-name="Definition"><text:span text:style-name="T357">2</text:span></text:span><text:span text:style-name="T355"><text:tab/></text:span><text:span text:style-name="T352"><draw:control text:anchor-type="as-char" svg:y="-0.429cm" draw:z-index="19" draw:name="Gberuikersnaam 1" draw:style-name="gr2" draw:text-style-name="P96" svg:width="6.002cm" svg:height="0.6cm" draw:control="control20"><svg:title>Gebruikersnaam</svg:title><svg:desc>Korte naam, bijv. jan</svg:desc></draw:control></text:span><text:span text:style-name="T352"><text:tab/></text:span><text:span text:style-name="T354">[</text:span><text:span text:style-name="T353">korte naam</text:span><text:span text:style-name="T358"> </text:span><text:span text:style-name="T359">evt. 2</text:span><text:span text:style-name="T364">e</text:span><text:span text:style-name="T359"> gebruiker</text:span><text:span text:style-name="T360">]</text:span></text:p>
      <text:p text:style-name="P94"><text:span text:style-name="T253">Vervang </text:span><text:span text:style-name="T258">de</text:span><text:span text:style-name="T253"> </text:span><text:span text:style-name="Definition"><text:span text:style-name="T27">ONDERSTREEPTE</text:span></text:span><text:span text:style-name="T253"> </text:span><text:span text:style-name="T254">woorden </text:span><text:span text:style-name="T253">in deze checklist door </text:span><text:span text:style-name="T258">d</text:span><text:span text:style-name="T260">i</text:span><text:span text:style-name="T258">e </text:span><text:span text:style-name="T259">in </text:span><text:span text:style-name="T260">het</text:span><text:span text:style-name="Strong_20_Emphasis"><text:span text:style-name="T62"> </text:span></text:span><text:span text:style-name="Strong_20_Emphasis"><text:span text:style-name="T102">tekstvak</text:span></text:span><text:span text:style-name="T253">.</text:span></text:p>
      <text:p text:style-name="P37"/>
      <text:p text:style-name="P30"><text:span text:style-name="Strong_20_Emphasis"><text:span text:style-name="T265"/></text:span></text:p>
      <text:p text:style-name="P32"><text:span text:style-name="T267">Nog niet op Linux?</text:span><text:span text:style-name="T255"><text:tab/></text:span><text:span text:style-name="T262"><text:tab/></text:span><text:span text:style-name="T263">G</text:span><text:span text:style-name="T252">ebruik </text:span><text:span text:style-name="Strong_20_Emphasis"><text:span text:style-name="T268">Checklist migratie</text:span></text:span><text:span text:style-name="T252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6"> onder </text:span><text:span text:style-name="T266">Linux</text:span><text:span text:style-name="T257">.</text:span></text:p>
      <text:p text:style-name="P22"><text:span text:style-name="T240">Nieuwe installatie?</text:span><text:span text:style-name="T235"><text:tab/></text:span><text:span text:style-name="T237"></text:span><text:span text:style-name="T239"><text:tab/></text:span><text:span text:style-name="T238">B</text:span><text:span text:style-name="T235">egin bij hoofdstuk </text:span><text:span text:style-name="T240"><text:bookmark-ref text:reference-format="page" text:ref-name="__RefNumPara__4009_1271708128">2</text:bookmark-ref></text:span><text:span text:style-name="T240"><text:s text:c="2"/></text:span><text:span text:style-name="T241"><text:bookmark-ref text:reference-format="text" text:ref-name="__RefNumPara__4009_1271708128">Installatie uitvoeren</text:bookmark-ref></text:span><text:span text:style-name="T236">.</text:span></text:p>
      <text:p text:style-name="P28"><text:span text:style-name="Strong_20_Emphasis"><text:span text:style-name="T264"/></text:span></text:p>
      <text:p text:style-name="P28"><text:span text:style-name="Strong_20_Emphasis"><text:span text:style-name="T264"/></text:span></text:p>
      <text:list xml:id="list1848059233" text:style-name="L1">
        <text:list-item>
          <text:p text:style-name="P90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5"><text:span text:style-name="Strong_20_Emphasis"><text:span text:style-name="T57"><text:s/></text:span></text:span><text:span text:style-name="Strong_20_Emphasis"><text:span text:style-name="T108"><draw:control text:anchor-type="as-char" draw:z-index="0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57">Aanmelden als </text:span></text:span><text:span text:style-name="Definition"><text:span text:style-name="T14">gebruike</text:span></text:span><text:span text:style-name="Definition"><text:span text:style-name="T15">r</text:span></text:span><text:span text:style-name="Strong_20_Emphasis"><text:span text:style-name="T58"><text:note text:id="ftn2" text:note-class="footnote"><text:note-citation>2</text:note-citation><text:note-body><text:p text:style-name="P24"><text:span text:style-name="T201">E</text:span><text:span text:style-name="T204">v</text:span><text:span text:style-name="T205">en</text:span><text:span text:style-name="T207">t</text:span><text:span text:style-name="T208">uele </text:span><text:span text:style-name="T209">extra </text:span><text:span text:style-name="Definition"><text:span text:style-name="T339">gebruiker</text:span></text:span><text:span text:style-name="T209">s aanmelden </text:span><text:span text:style-name="T210">en dezelfde stappen uitvoeren</text:span><text:span text:style-name="T206">.</text:span></text:p></text:note-body></text:note>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49"><text:span text:style-name="Strong_20_Emphasis"><text:span text:style-name="T57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5"><text:span text:style-name="Strong_20_Emphasis"><text:span text:style-name="T57"><text:s/></text:span></text:span><text:span text:style-name="Strong_20_Emphasis"><text:span text:style-name="T108"><draw:control text:anchor-type="as-char" draw:z-index="12" draw:name="Vorm4" draw:style-name="gr1" draw:text-style-name="P95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7">Installeer </text:span></text:span><text:span text:style-name="Strong_20_Emphasis"><text:span text:style-name="T101">pakket kz</text:span></text:span><text:span text:style-name="Strong_20_Emphasis"><text:span text:style-name="T101"><text:note text:id="ftn3" text:note-class="footnote"><text:note-citation>3</text:note-citation><text:note-body><text:p text:style-name="P83"><text:span text:style-name="T345">Debian-</text:span><text:span text:style-name="T346">p</text:span>akket kz plaatst documenten en scripts van Karel Zimmer <text:span text:style-name="T344">(zie </text:span><text:a xlink:type="simple" xlink:href="https://karelzimmer.nl/" text:style-name="Internet_20_link" text:visited-style-name="Visited_20_Internet_20_Link"><text:span text:style-name="Strong_20_Emphasis"><text:span text:style-name="T342">karelzimmer.nl</text:span></text:span></text:a><text:span text:style-name="Strong_20_Emphasis"><text:span text:style-name="T226">) </text:span></text:span>voor het installeren en beheren van Debian en op Debian gebaseerd systeem zoals Ubuntu.</text:p></text:note-body></text:note></text:span></text:span><text:span text:style-name="Strong_20_Emphasis"><text:span text:style-name="T101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62">druk op de </text:span></text:span><text:span text:style-name="Strong_20_Emphasis"><text:span text:style-name="T76">Super</text:span></text:span><text:span text:style-name="Strong_20_Emphasis"><text:span text:style-name="T62">-toets</text:span></text:span><text:span text:style-name="Strong_20_Emphasis"><text:span text:style-name="T62"><text:note text:id="ftn4" text:note-class="footnote"><text:note-citation>4</text:note-citation><text:note-body><text:p text:style-name="P25"><text:span text:style-name="T249">De </text:span><text:span text:style-name="T250">Super</text:span><text:span text:style-name="T249">-toets is de Windows-toets, Command-toets </text:span><text:span text:style-name="T251">(Apple)</text:span><text:span text:style-name="T249">, of Vergrootglas-toets </text:span><text:span text:style-name="T251">(Chromebook)</text:span><text:span text:style-name="T249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6">ter</text:span></text:span><text:span text:style-name="Strong_20_Emphasis"><text:span text:style-name="T127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28">Terminalvenster</text:span></text:span><text:span text:style-name="Strong_20_Emphasis"><text:span text:style-name="T68">.</text:span></text:span><text:span text:style-name="Strong_20_Emphasis"><text:span text:style-name="T65"> </text:span></text:span></text:p>
          </table:table-cell>
        </table:table-row>
        <table:table-row>
          <table:table-cell table:style-name="_31_._5f_Installatie_5f_voorbereiden.A1" office:value-type="string">
            <text:p text:style-name="P59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63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70">z</text:span></text:span><text:span text:style-name="Strong_20_Emphasis"><text:span text:style-name="T65">e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text:line-break/></text:span></text:span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/text:p>
            <text:p text:style-name="P63"><text:span text:style-name="User_20_Entry"><text:span text:style-name="T34">wget karelzimmer.nl/</text:span></text:span><text:span text:style-name="User_20_Entry"><text:span text:style-name="T35">kz</text:span></text:span><text:span text:style-name="User_20_Entry"><text:span text:style-name="T34"><text:line-break/>bash </text:span></text:span><text:span text:style-name="User_20_Entry"><text:span text:style-name="T35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3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5"><text:span text:style-name="Strong_20_Emphasis"><text:span text:style-name="T57"><text:s/></text:span></text:span><text:span text:style-name="Strong_20_Emphasis"><text:span text:style-name="T108"><draw:control text:anchor-type="as-char" draw:z-index="1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61">Bereid de installatie voor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74">druk </text:span></text:span><text:span text:style-name="Strong_20_Emphasis"><text:span text:style-name="T75">op de </text:span></text:span><text:span text:style-name="Strong_20_Emphasis"><text:span text:style-name="T76">Super</text:span></text:span><text:span text:style-name="Strong_20_Emphasis"><text:span text:style-name="T75">-toets</text:span></text:span><text:span text:style-name="Strong_20_Emphasis"><text:span text:style-name="T36"><text:note-ref text:note-class="footnote" text:reference-format="text" text:ref-name="ftn4">4</text:note-ref></text:span></text:span><text:span text:style-name="Strong_20_Emphasis"><text:span text:style-name="T61">, </text:span></text:span><text:span text:style-name="Strong_20_Emphasis"><text:span text:style-name="T77">t</text:span></text:span><text:span text:style-name="Strong_20_Emphasis"><text:span text:style-name="T64">yp </text:span></text:span><text:span text:style-name="Strong_20_Emphasis"><text:span text:style-name="T129">men</text:span></text:span><text:span text:style-name="Strong_20_Emphasis"><text:span text:style-name="T130">u</text:span></text:span><text:span text:style-name="Strong_20_Emphasis"><text:span text:style-name="T62"> </text:span></text:span><text:span text:style-name="Strong_20_Emphasis"><text:span text:style-name="T78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</text:span></text:span><text:span text:style-name="Strong_20_Emphasis"><text:span text:style-name="T109"> </text:span></text:span><text:span text:style-name="Strong_20_Emphasis"><text:span text:style-name="T146">Installatiem</text:span></text:span><text:span text:style-name="Strong_20_Emphasis"><text:span text:style-name="T147">enu</text:span></text:span><text:span text:style-name="Strong_20_Emphasis"><text:span text:style-name="T75">.</text:span></text:span></text:p>
          </table:table-cell>
        </table:table-row>
        <table:table-row>
          <table:table-cell table:style-name="_31_._5f_Installatie_5f_voorbereiden.A1" office:value-type="string">
            <text:p text:style-name="P55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79">K</text:span></text:span><text:span text:style-name="Strong_20_Emphasis"><text:span text:style-name="T80">ie</text:span></text:span><text:span text:style-name="Strong_20_Emphasis"><text:span text:style-name="T81">s</text:span></text:span><text:span text:style-name="Strong_20_Emphasis"><text:span text:style-name="T73"> </text:span></text:span><text:span text:style-name="Strong_20_Emphasis"><text:span text:style-name="T148">1</text:span></text:span><text:span text:style-name="Strong_20_Emphasis"><text:span text:style-name="T149"> </text:span></text:span><text:span text:style-name="Strong_20_Emphasis"><text:span text:style-name="T150">In</text:span></text:span><text:span text:style-name="Strong_20_Emphasis"><text:span text:style-name="T142">stallatie voorberei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84">v</text:span></text:span><text:span text:style-name="Strong_20_Emphasis"><text:span text:style-name="T73">olg de aanwijzingen op het scherm.</text:span></text:span></text:p>
          </table:table-cell>
        </table:table-row>
      </table:table>
      <text:p text:style-name="P39"/>
      <text:list xml:id="list80616960222166" text:continue-numbering="true" text:style-name="L1">
        <text:list-item>
          <text:p text:style-name="P91"><text:bookmark-start text:name="__RefNumPara__4009_1271708128"/>Installatie uitvoeren<text:bookmark-end text:name="__RefNumPara__4009_1271708128"/></text:p>
        </text:list-item>
      </text:list>
      <text:p text:style-name="P4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5"><text:span text:style-name="Strong_20_Emphasis"><text:span text:style-name="T57"><text:s/></text:span></text:span><text:span text:style-name="Strong_20_Emphasis"><text:span text:style-name="T108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7"><text:span text:style-name="T284">Start de computer op vanaf </text:span><text:span text:style-name="T285">een </text:span><text:span text:style-name="T276"><text:user-field-get text:name="Distro">Debian</text:user-field-get></text:span><text:span text:style-name="T277"><text:s/></text:span><text:span text:style-name="T277"><text:user-field-get text:name="Version">11</text:user-field-get></text:span><text:span text:style-name="Strong_20_Emphasis"><text:span text:style-name="T274"><text:s/></text:span></text:span><text:span text:style-name="T286">Live</text:span><text:span text:style-name="T164"><text:note text:id="ftn5" text:note-class="footnote"><text:note-citation>1</text:note-citation><text:note-body><text:p text:style-name="P27"><text:span text:style-name="T335">Vanaf ee</text:span>n Live <text:span text:style-name="T372">usb</text:span><text:span text:style-name="T337">-stick </text:span><text:span text:style-name="T343">(</text:span><text:span text:style-name="T337">of </text:span><text:span text:style-name="T343">dvd</text:span><text:span text:style-name="T291">)</text:span><text:span text:style-name="T338"> </text:span>kunt <text:span text:style-name="T335">u opstarten en</text:span> met <text:span text:style-name="T305"><text:user-field-get text:name="Distro">Debian</text:user-field-get></text:span><text:span text:style-name="T306"><text:s/></text:span>werken zonder deze te installeren.</text:p></text:note-body></text:note></text:span><text:span text:style-name="T163"> </text:span><text:span text:style-name="T168">usb</text:span><text:span text:style-name="T165">-stick</text:span><text:span text:style-name="T165"><text:note text:id="ftn6" text:note-class="footnote"><text:note-citation>2</text:note-citation><text:note-body><text:p text:style-name="P86"><text:span text:style-name="T19">D</text:span><text:span text:style-name="Strong_20_Emphasis"><text:span text:style-name="T172">ow</text:span></text:span><text:span text:style-name="Strong_20_Emphasis"><text:span text:style-name="T173">nload </text:span></text:span><text:span text:style-name="Strong_20_Emphasis"><text:span text:style-name="T170">e</text:span></text:span><text:span text:style-name="Strong_20_Emphasis"><text:span text:style-name="T174">e</text:span></text:span><text:span text:style-name="Strong_20_Emphasis"><text:span text:style-name="T175">n</text:span></text:span><text:span text:style-name="Strong_20_Emphasis"><text:span text:style-name="T199"> </text:span></text:span><text:span text:style-name="Strong_20_Emphasis"><text:span text:style-name="T229">cd</text:span></text:span><text:span text:style-name="Strong_20_Emphasis"><text:span text:style-name="T223">-beeldbestand</text:span></text:span><text:span text:style-name="Strong_20_Emphasis"><text:span text:style-name="T173"> </text:span></text:span><text:span text:style-name="Strong_20_Emphasis"><text:span text:style-name="T184">(.iso) </text:span></text:span><text:span text:style-name="Strong_20_Emphasis"><text:span text:style-name="T176">v</text:span></text:span><text:span text:style-name="Strong_20_Emphasis"><text:span text:style-name="T177">anaf</text:span></text:span><text:span text:style-name="Strong_20_Emphasis"><text:span text:style-name="T178"> </text:span></text:span><text:a xlink:type="simple" xlink:href="https://www.debian.org/CD/live/" text:style-name="Internet_20_link" text:visited-style-name="Visited_20_Internet_20_Link"><text:span text:style-name="Strong_20_Emphasis"><text:span text:style-name="T340">debian.org/cd/live</text:span></text:span></text:a><text:span text:style-name="Strong_20_Emphasis"><text:span text:style-name="T178">, blader naar beneden en klik op <text:line-break/></text:span></text:span><text:span text:style-name="Strong_20_Emphasis"><text:span text:style-name="T186">unofficial live images for </text:span></text:span><text:span text:style-name="Strong_20_Emphasis"><text:span text:style-name="T191">“</text:span></text:span><text:span text:style-name="Strong_20_Emphasis"><text:span text:style-name="T200">stable</text:span></text:span><text:span text:style-name="Strong_20_Emphasis"><text:span text:style-name="T191">”</text:span></text:span><text:span text:style-name="Strong_20_Emphasis"><text:span text:style-name="T186"> with firmware included</text:span></text:span><text:span text:style-name="Strong_20_Emphasis"><text:span text:style-name="T178">. <text:line-break/>Klik vervolgens </text:span></text:span><text:span text:style-name="Strong_20_Emphasis"><text:span text:style-name="T181">op</text:span></text:span><text:span text:style-name="Strong_20_Emphasis"><text:span text:style-name="T178"> </text:span></text:span><text:span text:style-name="Strong_20_Emphasis"><text:span text:style-name="T186">amd64/</text:span></text:span><text:span text:style-name="Strong_20_Emphasis"><text:span text:style-name="T178"> en </text:span></text:span><text:span text:style-name="Strong_20_Emphasis"><text:span text:style-name="T181">daarna op </text:span></text:span><text:span text:style-name="Strong_20_Emphasis"><text:span text:style-name="T186">iso-hybrid/</text:span></text:span><text:span text:style-name="Strong_20_Emphasis"><text:span text:style-name="T178">.<text:line-break/></text:span></text:span><text:span text:style-name="Strong_20_Emphasis"><text:span text:style-name="T182">K</text:span></text:span><text:span text:style-name="Strong_20_Emphasis"><text:span text:style-name="T183">lik op</text:span></text:span><text:span text:style-name="Strong_20_Emphasis"><text:span text:style-name="T179"> </text:span></text:span><text:span text:style-name="T187">debian-live-11...</text:span><text:span text:style-name="T188">-</text:span><text:span text:style-name="T187">amd-64-</text:span><text:span text:style-name="T188">gnome</text:span><text:span text:style-name="T189">+non-fre</text:span><text:span text:style-name="T190">e</text:span><text:span text:style-name="T189">.iso</text:span><text:span text:style-name="Strong_20_Emphasis"><text:span text:style-name="T173">.<text:line-break/></text:span></text:span><text:span text:style-name="Strong_20_Emphasis"><text:span text:style-name="T180">P</text:span></text:span><text:span text:style-name="T19">laats een </text:span><text:span text:style-name="T22">usb</text:span><text:span text:style-name="T19">-stick </text:span><text:span text:style-name="T20">van </text:span><text:span text:style-name="T19">min</text:span><text:span text:style-name="T21">imaal </text:span><text:span text:style-name="T19">4 GB.</text:span></text:p><text:p text:style-name="P77"><text:span text:style-name="T19"><text:tab/></text:span><text:span text:style-name="Strong_20_Emphasis"><text:span text:style-name="T211">Zoek</text:span></text:span><text:span text:style-name="Strong_20_Emphasis"><text:span text:style-name="T212"> </text:span></text:span><text:span text:style-name="Strong_20_Emphasis"><text:span text:style-name="T231">s</text:span></text:span><text:span text:style-name="Strong_20_Emphasis"><text:span text:style-name="T232">ch</text:span></text:span><text:span text:style-name="Strong_20_Emphasis"><text:span text:style-name="T212"> en klik op het pictogram van</text:span></text:span><text:span text:style-name="Strong_20_Emphasis"><text:span text:style-name="T213"> </text:span></text:span><text:span text:style-name="Strong_20_Emphasis"><text:span text:style-name="T234">Schijven</text:span></text:span><text:span text:style-name="Strong_20_Emphasis"><text:span text:style-name="T214">. Selecteer de </text:span></text:span><text:span text:style-name="Strong_20_Emphasis"><text:span text:style-name="T230">usb</text:span></text:span><text:span text:style-name="Strong_20_Emphasis"><text:span text:style-name="T214">-stick in de lijst van schijven aan de linkerkant en klik rechtsboven op </text:span></text:span><text:span text:style-name="Strong_20_Emphasis"><text:span text:style-name="T233">Schijfinstellingen</text:span></text:span><text:span text:style-name="Strong_20_Emphasis"><text:span text:style-name="T214"> </text:span></text:span><text:span text:style-name="Strong_20_Emphasis"><text:span text:style-name="T233">⋮</text:span></text:span><text:span text:style-name="Strong_20_Emphasis"><text:span text:style-name="T214"> (icoontje met de drie puntjes).</text:span></text:span></text:p><text:p text:style-name="P85"><text:span text:style-name="Strong_20_Emphasis"><text:span text:style-name="T214"><text:tab/>Kies </text:span></text:span><text:span text:style-name="Strong_20_Emphasis"><text:span text:style-name="T233">Schijfkopie terugzetten</text:span></text:span><text:span text:style-name="Strong_20_Emphasis"><text:span text:style-name="T214"> en selecteer </text:span></text:span><text:span text:style-name="Strong_20_Emphasis"><text:span text:style-name="T225">het net</text:span></text:span><text:span text:style-name="Strong_20_Emphasis"><text:span text:style-name="T223"> gedownloade </text:span></text:span><text:span text:style-name="Strong_20_Emphasis"><text:span text:style-name="T229">cd</text:span></text:span><text:span text:style-name="Strong_20_Emphasis"><text:span text:style-name="T223">-beeldbestand </text:span></text:span><text:span text:style-name="Strong_20_Emphasis"><text:span text:style-name="T224">(.iso)</text:span></text:span><text:span text:style-name="Strong_20_Emphasis"><text:span text:style-name="T223">.</text:span></text:span></text:p><text:p text:style-name="P77"><text:span text:style-name="Strong_20_Emphasis"><text:span text:style-name="T214"><text:tab/>Klik op </text:span></text:span><text:span text:style-name="Strong_20_Emphasis"><text:span text:style-name="T233">Terugzetten starten</text:span></text:span><text:span text:style-name="Strong_20_Emphasis"><text:span text:style-name="T214"> en vervolgens op </text:span></text:span><text:span text:style-name="Strong_20_Emphasis"><text:span text:style-name="T233">Terugzetten</text:span></text:span><text:span text:style-name="Strong_20_Emphasis"><text:span text:style-name="T215">.<text:line-break/></text:span></text:span><text:span text:style-name="Strong_20_Emphasis"><text:span text:style-name="T227">O</text:span></text:span><text:span text:style-name="Strong_20_Emphasis"><text:span text:style-name="T216">f </text:span></text:span><text:span text:style-name="Strong_20_Emphasis"><text:span text:style-name="T217">gebruik </text:span></text:span><text:span text:style-name="Strong_20_Emphasis"><text:span text:style-name="T218">het programma </text:span></text:span><text:span text:style-name="Strong_20_Emphasis"><text:span text:style-name="T202">Etche</text:span></text:span><text:span text:style-name="Strong_20_Emphasis"><text:span text:style-name="T203">r</text:span></text:span><text:span text:style-name="Strong_20_Emphasis"><text:span text:style-name="T218"> </text:span></text:span><text:span text:style-name="Strong_20_Emphasis"><text:span text:style-name="T219">(</text:span></text:span><text:a xlink:type="simple" xlink:href="https://www.balena.io/etcher/" text:style-name="Internet_20_link" text:visited-style-name="Visited_20_Internet_20_Link"><text:span text:style-name="Strong_20_Emphasis"><text:span text:style-name="T341">etcher.io</text:span></text:span></text:a><text:span text:style-name="Strong_20_Emphasis"><text:span text:style-name="T219">) </text:span></text:span><text:span text:style-name="Strong_20_Emphasis"><text:span text:style-name="T228">dat </text:span></text:span><text:span text:style-name="Strong_20_Emphasis"><text:span text:style-name="T216">beschikbaar </text:span></text:span><text:span text:style-name="Strong_20_Emphasis"><text:span text:style-name="T228">is </text:span></text:span><text:span text:style-name="Strong_20_Emphasis"><text:span text:style-name="T216">voor </text:span></text:span><text:span text:style-name="Strong_20_Emphasis"><text:span text:style-name="T214">Windows, </text:span></text:span><text:span text:style-name="Strong_20_Emphasis"><text:span text:style-name="T220">mac</text:span></text:span><text:span text:style-name="Strong_20_Emphasis"><text:span text:style-name="T221">OS</text:span></text:span><text:span text:style-name="Strong_20_Emphasis"><text:span text:style-name="T218">, </text:span></text:span><text:span text:style-name="Strong_20_Emphasis"><text:span text:style-name="T219">en </text:span></text:span><text:span text:style-name="Strong_20_Emphasis"><text:span text:style-name="T218">Linux</text:span></text:span><text:span text:style-name="Strong_20_Emphasis"><text:span text:style-name="T222">.</text:span></text:span></text:p></text:note-body></text:note></text:span><text:span text:style-name="T163"> </text:span><text:span text:style-name="T169">of dvd.</text:span></text:p>
            <text:p text:style-name="P51"><text:span text:style-name="T166">Opstartmenu/</text:span><text:span text:style-name="T167">boot menu</text:span><text:span text:style-name="T166"> </text:span><text:span text:style-name="T163">via </text:span><text:span text:style-name="Definition"><text:span text:style-name="T5">opstartmenu</text:span></text:span><text:span text:style-name="T163">, </text:span><text:span text:style-name="T166">instellingen/</text:span><text:span text:style-name="T167">setup</text:span><text:span text:style-name="T163"> via </text:span><text:span text:style-name="Definition"><text:span text:style-name="T5">instellingen</text:span>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P55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12">K</text:span></text:span><text:span text:style-name="Strong_20_Emphasis"><text:span text:style-name="T113">ies </text:span></text:span><text:span text:style-name="Strong_20_Emphasis"><text:span text:style-name="T114">eerste keuze </text:span></text:span><text:span text:style-name="Strong_20_Emphasis"><text:span text:style-name="T115">en druk op de </text:span></text:span><text:span text:style-name="Strong_20_Emphasis"><text:span text:style-name="T116">Enter</text:span></text:span><text:span text:style-name="Strong_20_Emphasis"><text:span text:style-name="T115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4"><text:span text:style-name="Strong_20_Emphasis"><text:span text:style-name="T108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5">V</text:span></text:span><text:span text:style-name="Strong_20_Emphasis"><text:span text:style-name="T42">olg de aanwijzingen </text:span></text:span><text:span text:style-name="Strong_20_Emphasis"><text:span text:style-name="T54">op de schermen</text:span></text:span><text:span text:style-name="Strong_20_Emphasis"><text:span text:style-name="T12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4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5"><text:s/></text:span></text:span><text:span text:style-name="Strong_20_Emphasis"><text:span text:style-name="T110"><draw:control text:anchor-type="as-char" draw:z-index="20" draw:name="Vorm11_0" draw:style-name="gr1" draw:text-style-name="P95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1"><text:span text:style-name="Strong_20_Emphasis"><text:span text:style-name="T43">Als het scherm </text:span></text:span><text:span text:style-name="Strong_20_Emphasis"><text:span text:style-name="T137">Wi-Fi</text:span></text:span><text:span text:style-name="Strong_20_Emphasis"><text:span text:style-name="T43"> verschijnt, kies </text:span></text:span><text:span text:style-name="Strong_20_Emphasis"><text:span text:style-name="T56">het</text:span></text:span><text:span text:style-name="Strong_20_Emphasis"><text:span text:style-name="T43"> draadloos netwerk, maak verbinding, en klik op</text:span></text:span><text:span text:style-name="Strong_20_Emphasis"><text:span text:style-name="T118"> </text:span></text:span><text:span text:style-name="Strong_20_Emphasis"><text:span text:style-name="T155">N</text:span></text:span><text:span text:style-name="Strong_20_Emphasis"><text:span text:style-name="T135">ext</text:span></text:span><text:span text:style-name="Strong_20_Emphasis"><text:span text:style-name="T11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1"><text:span text:style-name="Strong_20_Emphasis"><text:span text:style-name="T57"><text:s/></text:span></text:span><text:span text:style-name="Strong_20_Emphasis"><text:span text:style-name="T108"><draw:control text:anchor-type="as-char" draw:z-index="14" draw:name="Vorm13_1" draw:style-name="gr1" draw:text-style-name="P95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4">Start de installatie</text:span></text:span><text:span text:style-name="Strong_20_Emphasis"><text:span text:style-name="T119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85">klik op </text:span></text:span><text:span text:style-name="Strong_20_Emphasis"><text:span text:style-name="T131">Activities</text:span></text:span><text:span text:style-name="Strong_20_Emphasis"><text:span text:style-name="T85"> en </text:span></text:span><text:span text:style-name="Strong_20_Emphasis"><text:span text:style-name="T86">een </text:span></text:span><text:span text:style-name="Strong_20_Emphasis"><text:span text:style-name="T85">klik op</text:span></text:span><text:span text:style-name="Strong_20_Emphasis"><text:span text:style-name="T87"> </text:span></text:span><text:span text:style-name="Strong_20_Emphasis"><text:span text:style-name="T132">Install Debian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55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65"><text:span text:style-name="Strong_20_Emphasis"><text:span text:style-name="T44">Bij </text:span></text:span><text:span text:style-name="Strong_20_Emphasis"><text:span text:style-name="T138">Welcome</text:span></text:span><text:span text:style-name="Strong_20_Emphasis"><text:span text:style-name="T44"> kies </text:span></text:span><text:span text:style-name="Strong_20_Emphasis"><text:span text:style-name="T138">Nederlands</text:span></text:span><text:span text:style-name="Strong_20_Emphasis"><text:span text:style-name="T44"> en klik op </text:span></text:span><text:span text:style-name="Strong_20_Emphasis"><text:span text:style-name="T138">Volgende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66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9">Bij <text:span text:style-name="T336">Locatie</text:span> kies bij <text:span text:style-name="T336">Regio</text:span> voor <text:span text:style-name="T336">Europa</text:span> en klik op <text:span text:style-name="T336">Volgende</text:span>.</text:p>
          </table:table-cell>
        </table:table-row>
        <table:table-row>
          <table:table-cell table:style-name="_32_._5f_Installatie_5f_uitvoeren.A1" office:value-type="string">
            <text:p text:style-name="P66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9">Bij <text:span text:style-name="T336">Toetsenbord</text:span> kies <text:span text:style-name="T336">English (US)</text:span> en klik op <text:span text:style-name="T336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6"><text:span text:style-name="Strong_20_Emphasis"><text:span text:style-name="T57"><text:s/></text:span></text:span><text:span text:style-name="Strong_20_Emphasis"><text:span text:style-name="T108"><draw:control text:anchor-type="as-char" draw:z-index="15" draw:name="Vorm13_4" draw:style-name="gr1" draw:text-style-name="P95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4"><text:span text:style-name="T6">Bij </text:span><text:span text:style-name="T16">Partities</text:span><text:span text:style-name="T6"> </text:span><text:span text:style-name="T282">selecteer</text:span><text:span text:style-name="T6"> </text:span><text:span text:style-name="T7">de </text:span><text:span text:style-name="T6">gewenste </text:span><text:span text:style-name="T283">optie </text:span><text:span text:style-name="Strong_20_Emphasis"><text:span text:style-name="T46">en klik op </text:span></text:span><text:span text:style-name="Strong_20_Emphasis"><text:span text:style-name="T139">Volgende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5"><text:span text:style-name="Strong_20_Emphasis"><text:span text:style-name="T57"><text:s/></text:span></text:span><text:span text:style-name="Strong_20_Emphasis"><text:span text:style-name="T108"><draw:control text:anchor-type="as-char" draw:z-index="3" draw:name="Vorm13" draw:style-name="gr1" draw:text-style-name="P95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8"><text:span text:style-name="Strong_20_Emphasis"><text:span text:style-name="T117">Bij </text:span></text:span><text:span text:style-name="Strong_20_Emphasis"><text:span text:style-name="T136">Gebruikers</text:span></text:span><text:span text:style-name="Strong_20_Emphasis"><text:span text:style-name="T117"> vul in </text:span></text:span><text:span text:style-name="Strong_20_Emphasis"><text:span text:style-name="T140">Wat is je naam?</text:span></text:span><text:span text:style-name="Strong_20_Emphasis"><text:span text:style-name="T47"> </text:span></text:span><text:span text:style-name="Definition"><text:span text:style-name="T12">gebruiker</text:span></text:span><text:span text:style-name="Strong_20_Emphasis"><text:span text:style-name="T103">,</text:span></text:span><text:span text:style-name="Strong_20_Emphasis"><text:span text:style-name="T104"><text:line-break/></text:span></text:span><text:span text:style-name="Strong_20_Emphasis"><text:span text:style-name="T140">Welke naam wil je gebruiken om in te loggen?</text:span></text:span><text:span text:style-name="Strong_20_Emphasis"><text:span text:style-name="T48"> </text:span></text:span><text:span text:style-name="Definition"><text:span text:style-name="T13">gebruikers</text:span></text:span><text:span text:style-name="Definition"><text:span text:style-name="T12">naam</text:span></text:span><text:span text:style-name="Strong_20_Emphasis"><text:span text:style-name="T44">,<text:line-break/></text:span></text:span><text:span text:style-name="Strong_20_Emphasis"><text:span text:style-name="T141">Wat is de </text:span></text:span><text:span text:style-name="Strong_20_Emphasis"><text:span text:style-name="T140">naam van deze </text:span></text:span><text:span text:style-name="Strong_20_Emphasis"><text:span text:style-name="T141">computer</text:span></text:span><text:span text:style-name="Strong_20_Emphasis"><text:span text:style-name="T49"> </text:span></text:span><text:span text:style-name="Definition"><text:span text:style-name="T12">computernaam</text:span></text:span><text:span text:style-name="Strong_20_Emphasis"><text:span text:style-name="T47">,</text:span></text:span></text:p>
            <text:p text:style-name="P88"><text:span text:style-name="Strong_20_Emphasis"><text:span text:style-name="T48">v</text:span></text:span><text:span text:style-name="Strong_20_Emphasis"><text:span text:style-name="T47">ul </text:span></text:span><text:span text:style-name="Strong_20_Emphasis"><text:span text:style-name="T50">tweemaal het wachtwoord </text:span></text:span><text:span text:style-name="Strong_20_Emphasis"><text:span text:style-name="T47">in</text:span></text:span><text:span text:style-name="Strong_20_Emphasis"><text:span text:style-name="T124">,</text:span></text:span><text:span text:style-name="Strong_20_Emphasis"><text:span text:style-name="T47"> </text:span></text:span><text:span text:style-name="Strong_20_Emphasis"><text:span text:style-name="T51">en </text:span></text:span><text:span text:style-name="Strong_20_Emphasis"><text:span text:style-name="T47">kl</text:span></text:span><text:span text:style-name="Strong_20_Emphasis"><text:span text:style-name="T41">ik op </text:span></text:span><text:span text:style-name="Strong_20_Emphasis"><text:span text:style-name="T143">V</text:span></text:span><text:span text:style-name="Strong_20_Emphasis"><text:span text:style-name="T144">olgend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5"><text:span text:style-name="Strong_20_Emphasis"><text:span text:style-name="T57"><text:s/></text:span></text:span><text:span text:style-name="Strong_20_Emphasis"><text:span text:style-name="T108"><draw:control text:anchor-type="as-char" draw:z-index="4" draw:name="Vorm14" draw:style-name="gr1" draw:text-style-name="P9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8"><text:span text:style-name="Strong_20_Emphasis"><text:span text:style-name="T52">Bij </text:span></text:span><text:span text:style-name="Strong_20_Emphasis"><text:span text:style-name="T156">Samenvatting</text:span></text:span><text:span text:style-name="Strong_20_Emphasis"><text:span text:style-name="T121"> </text:span></text:span><text:span text:style-name="Strong_20_Emphasis"><text:span text:style-name="T122">controleer het overzicht en</text:span></text:span><text:span text:style-name="Strong_20_Emphasis"><text:span text:style-name="T51"> </text:span></text:span><text:span text:style-name="Strong_20_Emphasis"><text:span text:style-name="T47">kl</text:span></text:span><text:span text:style-name="Strong_20_Emphasis"><text:span text:style-name="T41">ik op </text:span></text:span><text:span text:style-name="Strong_20_Emphasis"><text:span text:style-name="T145">Installeer</text:span></text:span><text:span text:style-name="Strong_20_Emphasis"><text:span text:style-name="T41">.</text:span></text:span></text:p>
          </table:table-cell>
        </table:table-row>
      </table:table>
      <text:p text:style-name="P50"><text:span text:style-name="Strong_20_Emphasis"><text:span text:style-name="T120"/></text:span></text:p>
      <text:list xml:id="list80617245348750" text:continue-numbering="true" text:style-name="L1">
        <text:list-item>
          <text:p text:style-name="P93"><text:span text:style-name="Strong_20_Emphasis"><text:span text:style-name="T157">Installatie </text:span></text:span><text:span text:style-name="Strong_20_Emphasis"><text:span text:style-name="T158">afronden</text:span></text:span></text:p>
        </text:list-item>
      </text:list>
      <text:p text:style-name="P52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6"><text:span text:style-name="Strong_20_Emphasis"><text:span text:style-name="T57"><text:s/></text:span></text:span><text:span text:style-name="Strong_20_Emphasis"><text:span text:style-name="T108"><draw:control text:anchor-type="as-char" draw:z-index="5" draw:name="Vorm22" draw:style-name="gr1" draw:text-style-name="P95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53">Aanmelden als </text:span></text:span><text:span text:style-name="Definition"><text:span text:style-name="T12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5"><text:span text:style-name="Strong_20_Emphasis"><text:span text:style-name="T57"><text:s/></text:span></text:span><text:span text:style-name="Strong_20_Emphasis"><text:span text:style-name="T108"><draw:control text:anchor-type="as-char" draw:z-index="13" draw:name="Vorm4_1" draw:style-name="gr1" draw:text-style-name="P95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57">Installeer </text:span></text:span><text:span text:style-name="Strong_20_Emphasis"><text:span text:style-name="T101">pakket kz</text:span></text:span><text:span text:style-name="Strong_20_Emphasis"><text:span text:style-name="T101"><text:note text:id="ftn7" text:note-class="footnote"><text:note-citation>1</text:note-citation><text:note-body><text:p text:style-name="P79"><text:span text:style-name="T345">Debian-</text:span><text:span text:style-name="T346">p</text:span>akket kz plaatst documenten en scripts van Karel Zimmer <text:span text:style-name="T344">(zie </text:span><text:a xlink:type="simple" xlink:href="https://karelzimmer.nl/" text:style-name="Internet_20_link" text:visited-style-name="Visited_20_Internet_20_Link"><text:span text:style-name="Strong_20_Emphasis"><text:span text:style-name="T342">karelzimmer.nl</text:span></text:span></text:a><text:span text:style-name="Strong_20_Emphasis"><text:span text:style-name="T226">) </text:span></text:span>voor het installeren en beheren van Debian en op Debian gebaseerd systeem zoals Ubuntu..</text:p></text:note-body></text:note></text:span></text:span><text:span text:style-name="Strong_20_Emphasis"><text:span text:style-name="T101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62">druk op de </text:span></text:span><text:span text:style-name="Strong_20_Emphasis"><text:span text:style-name="T76">Super</text:span></text:span><text:span text:style-name="Strong_20_Emphasis"><text:span text:style-name="T62">-toets</text:span></text:span><text:span text:style-name="Strong_20_Emphasis"><text:span text:style-name="T62"><text:note text:id="ftn8" text:note-class="footnote"><text:note-citation>2</text:note-citation><text:note-body><text:p text:style-name="P26"><text:span text:style-name="T249">De </text:span><text:span text:style-name="T250">Super</text:span><text:span text:style-name="T249">-toets is de Windows-toets, Command-toets </text:span><text:span text:style-name="T251">(Apple)</text:span><text:span text:style-name="T249">, of Vergrootglas-toets </text:span><text:span text:style-name="T251">(Chromebook)</text:span><text:span text:style-name="T249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6">ter</text:span></text:span><text:span text:style-name="Strong_20_Emphasis"><text:span text:style-name="T127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28">Terminalvenster</text:span></text:span><text:span text:style-name="Strong_20_Emphasis"><text:span text:style-name="T65">. </text:span></text:span></text:p>
          </table:table-cell>
        </table:table-row>
        <table:table-row>
          <table:table-cell table:style-name="_33_._5f_Installatie_5f_afronden.A1" office:value-type="string">
            <text:p text:style-name="P59"><text:span text:style-name="Strong_20_Emphasis"><text:span text:style-name="T57"/></text:span></text:p>
          </table:table-cell>
          <table:table-cell table:style-name="_33_._5f_Installatie_5f_afronden.A1" office:value-type="string">
            <text:p text:style-name="P62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88">z</text:span></text:span><text:span text:style-name="Strong_20_Emphasis"><text:span text:style-name="T89">e</text:span></text:span><text:span text:style-name="Strong_20_Emphasis"><text:span text:style-name="T65">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text:line-break/></text:span></text:span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text:span text:style-name="User_20_Entry"><text:span text:style-name="T34"><text:line-break/>wget karelzimmer.nl/</text:span></text:span><text:span text:style-name="User_20_Entry"><text:span text:style-name="T35">kz</text:span></text:span><text:span text:style-name="User_20_Entry"><text:span text:style-name="T34"><text:line-break/>bash </text:span></text:span><text:span text:style-name="User_20_Entry"><text:span text:style-name="T35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2"><text:span text:style-name="Strong_20_Emphasis"><text:span text:style-name="T71">V</text:span>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57"><text:s/></text:span></text:span><text:span text:style-name="Strong_20_Emphasis"><text:span text:style-name="T108"><draw:control text:anchor-type="as-char" draw:z-index="6" draw:name="Vorm33" draw:style-name="gr1" draw:text-style-name="P9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7"><text:span text:style-name="Strong_20_Emphasis"><text:span text:style-name="T90">Rond de</text:span></text:span><text:span text:style-name="Strong_20_Emphasis"><text:span text:style-name="T91"> installatie </text:span></text:span><text:span text:style-name="Strong_20_Emphasis"><text:span text:style-name="T90">af </text:span></text:span><text:span text:style-name="Strong_20_Emphasis"><text:span text:style-name="T59">via </text:span></text:span><text:span text:style-name="Strong_20_Emphasis"><text:span text:style-name="T92">een</text:span></text:span><text:span text:style-name="Strong_20_Emphasis"><text:span text:style-name="T93"> druk</text:span></text:span><text:span text:style-name="Strong_20_Emphasis"><text:span text:style-name="T92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37"><text:note-ref text:note-class="footnote" text:reference-format="text" text:ref-name="ftn8">2</text:note-ref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33">men</text:span></text:span><text:span text:style-name="Strong_20_Emphasis"><text:span text:style-name="T130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46">Installatiem</text:span></text:span><text:span text:style-name="Strong_20_Emphasis"><text:span text:style-name="T147">enu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57"/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51">3 </text:span></text:span><text:span text:style-name="Strong_20_Emphasis"><text:span text:style-name="T152">Installatie</text:span></text:span><text:span text:style-name="Strong_20_Emphasis"><text:span text:style-name="T153"> </text:span></text:span><text:span text:style-name="Strong_20_Emphasis"><text:span text:style-name="T154">afron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94">v</text:span></text:span><text:span text:style-name="Strong_20_Emphasis"><text:span text:style-name="T73">olg de aanwijzingen op het scherm.</text:span></text:span></text:p>
          </table:table-cell>
        </table:table-row>
      </table:table>
      <text:p text:style-name="P52"><text:span text:style-name="Strong_20_Emphasis"><text:span text:style-name="T53"><text:tab/></text:span></text:span></text:p>
      <text:p text:style-name="P53"><text:span text:style-name="Strong_20_Emphasis"><text:span text:style-name="T73"/></text:span></text:p>
      <text:list xml:id="list80617396453731" text:continue-numbering="true" text:style-name="L1">
        <text:list-item>
          <text:p text:style-name="P92"><text:span text:style-name="Strong_20_Emphasis"><text:span text:style-name="T2">Gebruiker inrichten</text:span></text:span></text:p>
        </text:list-item>
      </text:list>
      <text:p text:style-name="P41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8"><text:span text:style-name="Strong_20_Emphasis"><text:span text:style-name="T57"><text:s/></text:span></text:span><text:span text:style-name="Strong_20_Emphasis"><text:span text:style-name="T108"><draw:control text:anchor-type="as-char" draw:z-index="16" draw:name="Vorm36_0" draw:style-name="gr1" draw:text-style-name="P95" svg:width="0.35cm" svg:height="0.35cm" draw:control="control17"/></text:span></text:span></text:p>
          </table:table-cell>
          <table:table-cell table:style-name="Tabel2.A1" office:value-type="string">
            <text:p text:style-name="P47"><text:span text:style-name="Strong_20_Emphasis"><text:span text:style-name="T53">Aanmelden als </text:span></text:span><text:span text:style-name="Definition"><text:span text:style-name="T12">gebruiker</text:span></text:span><text:span text:style-name="Strong_20_Emphasis"><text:span text:style-name="T58"><text:note text:id="ftn9" text:note-class="footnote"><text:note-citation>1</text:note-citation><text:note-body><text:p text:style-name="P74"><text:span text:style-name="User_20_Entry"><text:span text:style-name="T171">E</text:span></text:span><text:span text:style-name="User_20_Entry"><text:span text:style-name="T192">v</text:span></text:span><text:span text:style-name="User_20_Entry"><text:span text:style-name="T193">en</text:span></text:span><text:span text:style-name="User_20_Entry"><text:span text:style-name="T195">t</text:span></text:span><text:span text:style-name="User_20_Entry"><text:span text:style-name="T196">uele </text:span></text:span><text:span text:style-name="User_20_Entry"><text:span text:style-name="T197">extra </text:span></text:span><text:span text:style-name="Definition"><text:span text:style-name="T339">gebruiker</text:span></text:span><text:span text:style-name="User_20_Entry"><text:span text:style-name="T197">s aanmelden </text:span></text:span><text:span text:style-name="User_20_Entry"><text:span text:style-name="T198">en dezelfde stappen uitvoeren</text:span></text:span><text:span text:style-name="User_20_Entry"><text:span text:style-name="T194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1"><text:span text:style-name="Strong_20_Emphasis"><text:span text:style-name="T57"><text:s/></text:span></text:span><text:span text:style-name="Strong_20_Emphasis"><text:span text:style-name="T108"><draw:control text:anchor-type="as-char" draw:z-index="17" draw:name="Vorm36_2" draw:style-name="gr1" draw:text-style-name="P95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95">R</text:span></text:span><text:span text:style-name="Strong_20_Emphasis"><text:span text:style-name="T96">icht </text:span></text:span><text:span text:style-name="Strong_20_Emphasis"><text:span text:style-name="T97">de </text:span></text:span><text:span text:style-name="Definition"><text:span text:style-name="T26">gebruiker</text:span></text:span><text:span text:style-name="Strong_20_Emphasis"><text:span text:style-name="T96"> </text:span></text:span><text:span text:style-name="Strong_20_Emphasis"><text:span text:style-name="T98">in </text:span></text:span><text:span text:style-name="Strong_20_Emphasis"><text:span text:style-name="T59">via </text:span></text:span><text:span text:style-name="Strong_20_Emphasis"><text:span text:style-name="T92">een</text:span></text:span><text:span text:style-name="Strong_20_Emphasis"><text:span text:style-name="T93"> druk</text:span></text:span><text:span text:style-name="Strong_20_Emphasis"><text:span text:style-name="T92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37"><text:note text:id="ftn10" text:note-class="footnote"><text:note-citation>2</text:note-citation><text:note-body><text:p text:style-name="P26"><text:span text:style-name="T249">De </text:span><text:span text:style-name="T250">Super</text:span><text:span text:style-name="T249">-toets is de Windows-toets, Command-toets </text:span><text:span text:style-name="T251">(Apple)</text:span><text:span text:style-name="T249">, of Vergrootglas-toets </text:span><text:span text:style-name="T251">(Chromebook)</text:span><text:span text:style-name="T249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33">men</text:span></text:span><text:span text:style-name="Strong_20_Emphasis"><text:span text:style-name="T130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46">Installatiem</text:span></text:span><text:span text:style-name="Strong_20_Emphasis"><text:span text:style-name="T147">enu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6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51">4 </text:span></text:span><text:span text:style-name="Strong_20_Emphasis"><text:span text:style-name="T134">Gebruiker inricht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99">v</text:span></text:span><text:span text:style-name="Strong_20_Emphasis"><text:span text:style-name="T73">olg de aanwijzingen op het scherm</text:span></text:span><text:span text:style-name="Strong_20_Emphasis"><text:span text:style-name="T125">.</text:span></text:span></text:p>
          </table:table-cell>
        </table:table-row>
      </table:table>
      <text:p text:style-name="P44"><text:span text:style-name="Strong_20_Emphasis"><text:span text:style-name="T100"/></text:span></text:p>
      <text:p text:style-name="P19"/>
      <text:p text:style-name="P19"/>
      <text:p text:style-name="P87"><text:span text:style-name="T159">E</text:span><text:span text:style-name="T160">inde c</text:span><text:span text:style-name="T161">hecklist, </text:span><text:span text:style-name="T162">d</text:span><text:span text:style-name="T161">e</text:span><text:span text:style-name="T273"> installatie van </text:span><text:span text:style-name="T273"><text:user-field-get text:name="Distro">Debian</text:user-field-get></text:span><text:span text:style-name="T277"><text:s/></text:span><text:span text:style-name="T277"><text:user-field-get text:name="Version">11</text:user-field-get></text:span><text:span text:style-name="Strong_20_Emphasis"><text:span text:style-name="T274"><text:s/></text:span></text:span><text:span text:style-name="Strong_20_Emphasis"><text:span text:style-name="T275">LTS </text:span></text:span><text:span text:style-name="Strong_20_Emphasis"><text:span text:style-name="T278"><text:user-field-get text:name="Edition">desktop</text:user-field-get></text:span></text:span><text:span text:style-name="Strong_20_Emphasis"><text:span text:style-name="T278"><text:s/></text:span></text:span><text:span text:style-name="T273">is voltooid.</text:span></text:p>
      <text:p text:style-name="P42"/>
      <text:p text:style-name="P35"><text:span text:style-name="Emphasis"><text:span text:style-name="T365">Geschreven </text:span></text:span><text:span text:style-name="Emphasis"><text:span text:style-name="T369">in </text:span></text:span><text:span text:style-name="Strong_20_Emphasis"><text:span text:style-name="T73"><text:user-field-get style:data-style-name="N0" text:name="Releaseyear">2021</text:user-field-get></text:span></text:span><text:span text:style-name="Emphasis"><text:span text:style-name="T368"><text:s/></text:span></text:span><text:span text:style-name="Emphasis"><text:span text:style-name="T365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66">Karel Zimmer</text:span></text:span></text:a><text:span text:style-name="Emphasis"><text:span text:style-name="T365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67">Creative Commons Publiek Domein Verklaring</text:span></text:span></text:a><text:span text:style-name="Emphasis"><text:span text:style-name="T36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2-04T08:06:16.610282063">04-02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2-04T08:06:16.377914772</dc:date>
    <meta:keyword>Installatie</meta:keyword>
    <meta:keyword>Checklist</meta:keyword>
    <meta:keyword>Linux</meta:keyword>
    <meta:editing-cycles>6736</meta:editing-cycles>
    <meta:editing-duration>P11DT21H40M26S</meta:editing-duration>
    <meta:print-date>2021-03-23T20:07:57.967210640</meta:print-date>
    <dc:creator>Karel Zimmer</dc:creator>
    <meta:document-statistic meta:table-count="4" meta:image-count="0" meta:object-count="0" meta:page-count="4" meta:paragraph-count="81" meta:word-count="736" meta:character-count="5018" meta:non-whitespace-character-count="4304"/>
    <meta:user-defined meta:name="Info 1"/>
    <meta:user-defined meta:name="Info 2"/>
    <meta:user-defined meta:name="Info 3"/>
    <meta:user-defined meta:name="Info 4"/>
  </office:meta>
</office:document-meta>
</file>